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2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50%" fo:text-align="start" style:justify-single-word="false"/>
    </style:style>
    <style:style style:name="P5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0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1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2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3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4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5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Preformatted_20_Text">
      <style:paragraph-properties fo:margin-left="0cm" fo:margin-right="0cm" fo:text-indent="0cm" style:auto-text-indent="false"/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6">Département Informatique et Mathématiques Appliquées</text:p>
      <text:p text:style-name="P6"/>
      <text:p text:style-name="P7">Projet Long 2008</text:p>
      <text:p text:style-name="P8">__________</text:p>
      <text:p text:style-name="P8"/>
      <text:p text:style-name="P10">Administration autonome de serveurs sur la grille avec une machine virtuelle</text:p>
      <text:p text:style-name="P8"/>
      <text:p text:style-name="P8">&lt;Nom du document&gt;</text:p>
      <text:p text:style-name="P9"/>
      <text:p text:style-name="P9"/>
      <text:p text:style-name="P4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3"/>
      <text:p text:style-name="P5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5"><text:a xlink:type="simple" xlink:href="mailto:jlouisy@etu.enseeiht.fr"><text:span text:style-name="T2"/></text:a></text:p>
      <text:p text:style-name="P2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11"><text:a xlink:type="simple" xlink:href="mailto:jlouisy@etu.enseeiht.fr"><text:span text:style-name="T1">Julien Louisy</text:span></text:a></text:p>
        </text:list-item>
        <text:list-item>
          <text:p text:style-name="P11"><text:a xlink:type="simple" xlink:href="mailto:jlouisy@etu.enseeiht.fr"><text:span text:style-name="T1">Julien Clariond</text:span></text:a></text:p>
        </text:list-item>
        <text:list-item>
          <text:p text:style-name="P11"><text:a xlink:type="simple" xlink:href="mailto:jlouisy@etu.enseeiht.fr"><text:span text:style-name="T1">Hery Randriamanamihaga</text:span></text:a></text:p>
        </text:list-item>
        <text:list-item>
          <text:p text:style-name="P11"><text:a xlink:type="simple" xlink:href="mailto:jlouisy@etu.enseeiht.fr"><text:span text:style-name="T1">Ezequiel Geremia</text:span></text:a></text:p>
        </text:list-item>
        <text:list-item>
          <text:p text:style-name="P11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0">Sommaire</text:p>
          </text:index-title>
          <text:p text:style-name="P19">1 - Contexte<text:tab/>3</text:p>
          <text:p text:style-name="P19">2 - Technologies utilisées<text:tab/>3</text:p>
          <text:p text:style-name="P18">2.1 - Xen<text:tab/>3</text:p>
          <text:p text:style-name="P18">2.2 - TUNe<text:tab/>3</text:p>
          <text:p text:style-name="P19">3 - Contribution<text:tab/>3</text:p>
          <text:p text:style-name="P18">3.1 - Scénario implanté<text:tab/>3</text:p>
          <text:p text:style-name="P18">3.2 - Implantation<text:tab/>3</text:p>
          <text:p text:style-name="P18">3.3 - Mode d'emploi<text:tab/>3</text:p>
        </text:index-body>
      </text:table-of-content>
      <text:p text:style-name="Standard"/>
      <text:h text:style-name="P17" text:outline-level="1">Contexte</text:h>
      <text:p text:style-name="Text_20_body"/>
      <text:h text:style-name="Heading_20_1" text:outline-level="1">Technologies utilisées</text:h>
      <text:h text:style-name="Heading_20_2" text:outline-level="2">Xen</text:h>
      <text:h text:style-name="Heading_20_2" text:outline-level="2">TUNe</text:h>
      <text:h text:style-name="Heading_20_1" text:outline-level="1">Contribution</text:h>
      <text:h text:style-name="Heading_20_2" text:outline-level="2">Scénario implanté</text:h>
      <text:h text:style-name="Heading_20_2" text:outline-level="2">Implantation</text:h>
      <text:h text:style-name="Heading_20_2" text:outline-level="2">Mode d'emploi</text:h>
      <text:p text:style-name="P2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3-10T15:33:38</dc:date>
    <meta:editing-cycles>4</meta:editing-cycles>
    <meta:editing-duration>PT1H27M2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34" meta:word-count="104" meta:character-count="825"/>
  </office:meta>
</office:document-meta>
</file>